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4.11mm" style:rel-column-width="800*"/>
    </style:style>
    <style:style style:name="Table4.B" style:family="table-column">
      <style:table-column-properties style:column-width="161.78mm" style:rel-column-width="9172*"/>
    </style:style>
    <style:style style:name="Table4.A1" style:family="table-cell">
      <style:table-cell-properties style:vertical-align="middle" fo:padding="0.97mm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97mm" fo:border="0.05pt solid #808080"/>
    </style:style>
    <style:style style:name="Table4.A2" style:family="table-cell">
      <style:table-cell-properties style:vertical-align="middle" fo:background-color="#ccffcc" fo:padding="0.97mm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97mm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97mm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97mm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97mm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97mm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97mm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97mm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97mm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97mm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47" style:family="paragraph" style:parent-style-name="Standard">
      <style:text-properties style:font-name="Droid Sans"/>
    </style:style>
    <style:style style:name="P48" style:family="paragraph" style:parent-style-name="Standard">
      <style:text-properties style:font-name="Droid Sans" officeooo:rsid="00a1357a" officeooo:paragraph-rsid="00a1357a"/>
    </style:style>
    <style:style style:name="P49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50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Titulo_20_2">
      <style:text-properties fo:background-color="#99ff66"/>
    </style:style>
    <style:style style:name="P54" style:family="paragraph" style:parent-style-name="Titulo_20_2">
      <style:text-properties style:font-weight-complex="bold"/>
    </style:style>
    <style:style style:name="P55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56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57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58" style:family="paragraph" style:parent-style-name="Table_20_Contents">
      <style:text-properties style:font-name="Arial"/>
    </style:style>
    <style:style style:name="P59" style:family="paragraph" style:parent-style-name="Table_20_Contents">
      <style:text-properties style:font-name="Arial" fo:background-color="#99ff99"/>
    </style:style>
    <style:style style:name="P6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61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62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63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64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65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66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67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39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41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itulo_20_1" style:master-page-name="MP0">
      <style:paragraph-properties style:page-number="auto" fo:break-before="page"/>
    </style:style>
    <style:style style:name="P151" style:family="paragraph" style:parent-style-name="Titulo_20_1">
      <style:text-properties officeooo:rsid="00bcd40b" officeooo:paragraph-rsid="00bcd40b"/>
    </style:style>
    <style:style style:name="P152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153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154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155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156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157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158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159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160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161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162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163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164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165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166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167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168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69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70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171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172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73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7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75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7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77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7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79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8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81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82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83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cd40b"/>
    </style:style>
    <style:style style:name="T34" style:family="text">
      <style:text-properties officeooo:rsid="00bd406a"/>
    </style:style>
    <style:style style:name="T35" style:family="text">
      <style:text-properties officeooo:rsid="00c061c9"/>
    </style:style>
    <style:style style:name="T36" style:family="text">
      <style:text-properties officeooo:rsid="00c4f400"/>
    </style:style>
    <style:style style:name="T37" style:family="text">
      <style:text-properties officeooo:rsid="00c8ac4b"/>
    </style:style>
    <style:style style:name="T38" style:family="text">
      <style:text-properties officeooo:rsid="00c9fd76"/>
    </style:style>
    <style:style style:name="T39" style:family="text">
      <style:text-properties officeooo:rsid="00cf4a72"/>
    </style:style>
    <style:style style:name="T40" style:family="text">
      <style:text-properties officeooo:rsid="00cffebc"/>
    </style:style>
    <style:style style:name="T41" style:family="text">
      <style:text-properties officeooo:rsid="00d0cd80"/>
    </style:style>
    <style:style style:name="T42" style:family="text">
      <style:text-properties officeooo:rsid="00d31fcf"/>
    </style:style>
    <style:style style:name="T43" style:family="text">
      <style:text-properties officeooo:rsid="00d45d0b"/>
    </style:style>
    <style:style style:name="T44" style:family="text">
      <style:text-properties officeooo:rsid="00d647ab"/>
    </style:style>
    <style:style style:name="T45" style:family="text">
      <style:text-properties officeooo:rsid="00d92964"/>
    </style:style>
    <style:style style:name="T46" style:family="text">
      <style:text-properties officeooo:rsid="00d9823e"/>
    </style:style>
    <style:style style:name="T47" style:family="text">
      <style:text-properties officeooo:rsid="00de90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Agenda segunda fase.</text:p>
      <text:p text:style-name="Titulo_20_2">Lapso</text:p>
      <text:p text:style-name="P47">12 Semanas. <text:s/>3 semana abril – 3 semana agosto.</text:p>
      <text:p text:style-name="P48">16 junio 8 semana</text:p>
      <text:p text:style-name="Standard"/>
      <text:p text:style-name="Titulo_20_2">Tareas</text:p>
      <text:p text:style-name="P53">0 Informe banco de medición de figura de ruido</text:p>
      <text:p text:style-name="P55">Dedicar 1.5 horas diarias</text:p>
      <text:p text:style-name="Titulo_20_2">1 Diagrama conceptual de equipo prototipo.</text:p>
      <text:p text:style-name="P56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55">Ensamblar prototipo de modulo periféricos en protoboard, luego esquemáticos y armar en PCB de ser posible.</text:p>
      <text:p text:style-name="Titulo_20_2">3 Selección de componentes.</text:p>
      <text:p text:style-name="P55">En principio, circuitos integrados:</text:p>
      <text:p text:style-name="P57">Núcleo microprocesador.</text:p>
      <text:p text:style-name="P57">Drivers GPIO (expansores de puerto).</text:p>
      <text:p text:style-name="P57">Drivers de bus GPIB.</text:p>
      <text:p text:style-name="P57">Controlador y drivers de pantalla.</text:p>
      <text:p text:style-name="P57">Controlador de interfaz física.</text:p>
      <text:p text:style-name="P57">Modulo Ethernet.</text:p>
      <text:p text:style-name="P57">Pantalla táctil LCD.</text:p>
      <text:p text:style-name="P54">4 Investigación desarrollo empleando microcontrolador núcleo y periféricos.</text:p>
      <text:p text:style-name="P55">Investigar el desarrollo y programación con el micro núcleo, en caso de ser ARM.</text:p>
      <text:p text:style-name="P55">Investigar el desarrollo y programación de los periféricos, como módulos de Ethernet.</text:p>
      <text:p text:style-name="P55">Estudio diseños de referencia y tarjetas de desarrollo de los fabricantes.</text:p>
      <text:p text:style-name="P54">5 Investigación, selección e instalación software para desarrollo.</text:p>
      <text:p text:style-name="P55">Entornos de desarrollo para microcontroladores. Librerías de apoyo (USB, Ethernet, TCT/IP).</text:p>
      <text:p text:style-name="Titulo_20_2">6 Plantear estrategias de diseño software y firmware.</text:p>
      <text:p text:style-name="P56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54">7 Diagramas UML software y firmware.</text:p>
      <text:p text:style-name="P54">8 Elaborar software / firmware de prototipo en tarjeta de desarrollo</text:p>
      <text:p text:style-name="P55">Usar Intel Galileo para implementar y probar prototipo de software / firmware. Implementar prototipo software.</text:p>
      <text:p text:style-name="Titulo_20_2">9 Generar esquemáticos preliminares</text:p>
      <text:p text:style-name="P56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>1</text:p>
          </table:table-cell>
          <table:table-cell table:style-name="Table1.A1" office:value-type="string">
            <text:p text:style-name="P58">2</text:p>
          </table:table-cell>
          <table:table-cell table:style-name="Table1.A1" office:value-type="string">
            <text:p text:style-name="P58">3</text:p>
          </table:table-cell>
          <table:table-cell table:style-name="Table1.A1" office:value-type="string">
            <text:p text:style-name="P58">4</text:p>
          </table:table-cell>
          <table:table-cell table:style-name="Table1.A1" office:value-type="string">
            <text:p text:style-name="P58">5</text:p>
          </table:table-cell>
          <table:table-cell table:style-name="Table1.A1" office:value-type="string">
            <text:p text:style-name="P58">6</text:p>
          </table:table-cell>
          <table:table-cell table:style-name="Table1.A1" office:value-type="string">
            <text:p text:style-name="P58">7</text:p>
          </table:table-cell>
          <table:table-cell table:style-name="Table1.A1" office:value-type="string">
            <text:p text:style-name="P58">8</text:p>
          </table:table-cell>
          <table:table-cell table:style-name="Table1.A1" office:value-type="string">
            <text:p text:style-name="P58">9</text:p>
          </table:table-cell>
          <table:table-cell table:style-name="Table1.A1" office:value-type="string">
            <text:p text:style-name="P58">10</text:p>
          </table:table-cell>
          <table:table-cell table:style-name="Table1.A1" office:value-type="string">
            <text:p text:style-name="P58">11</text:p>
          </table:table-cell>
          <table:table-cell table:style-name="Table1.M1" office:value-type="string">
            <text:p text:style-name="P58">12</text:p>
          </table:table-cell>
        </table:table-row>
        <table:table-row>
          <table:table-cell table:style-name="Table1.A2" office:value-type="string">
            <text:p text:style-name="P53">0 Informe banco de medición de figura de ruido</text:p>
          </table:table-cell>
          <table:table-cell table:style-name="Table1.B2" office:value-type="string">
            <text:p text:style-name="P59"/>
          </table:table-cell>
          <table:table-cell table:style-name="Table1.B2" office:value-type="string">
            <text:p text:style-name="P59"/>
          </table:table-cell>
          <table:table-cell table:style-name="Table1.B2" office:value-type="string">
            <text:p text:style-name="P59"/>
          </table:table-cell>
          <table:table-cell table:style-name="Table1.B2" office:value-type="string">
            <text:p text:style-name="P59"/>
          </table:table-cell>
          <table:table-cell table:style-name="Table1.B2" office:value-type="string">
            <text:p text:style-name="P59"/>
          </table:table-cell>
          <table:table-cell table:style-name="Table1.B2" office:value-type="string">
            <text:p text:style-name="P59"/>
          </table:table-cell>
          <table:table-cell table:style-name="Table1.B2" office:value-type="string">
            <text:p text:style-name="P59"/>
          </table:table-cell>
          <table:table-cell table:style-name="Table1.B2" office:value-type="string">
            <text:p text:style-name="P59"/>
          </table:table-cell>
          <table:table-cell table:style-name="Table1.B2" office:value-type="string">
            <text:p text:style-name="P59"/>
          </table:table-cell>
          <table:table-cell table:style-name="Table1.B2" office:value-type="string">
            <text:p text:style-name="P59"/>
          </table:table-cell>
          <table:table-cell table:style-name="Table1.B2" office:value-type="string">
            <text:p text:style-name="P59"/>
          </table:table-cell>
          <table:table-cell table:style-name="Table1.M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58"/>
          </table:table-cell>
          <table:table-cell table:style-name="Table1.B3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M3" office:value-type="string">
            <text:p text:style-name="P58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58"/>
          </table:table-cell>
          <table:table-cell table:style-name="Table1.C4" office:value-type="string">
            <text:p text:style-name="P58"/>
          </table:table-cell>
          <table:table-cell table:style-name="Table1.C4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M4" office:value-type="string">
            <text:p text:style-name="P58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58"/>
          </table:table-cell>
          <table:table-cell table:style-name="Table1.B5" office:value-type="string">
            <text:p text:style-name="P58"/>
          </table:table-cell>
          <table:table-cell table:style-name="Table1.B5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M5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4">4 Investigación desarrollo empleando microcontrolador núcleo y periféricos.</text:p>
          </table:table-cell>
          <table:table-cell table:style-name="Table1.A2" office:value-type="string">
            <text:p text:style-name="P58"/>
          </table:table-cell>
          <table:table-cell table:style-name="Table1.C6" office:value-type="string">
            <text:p text:style-name="P58"/>
          </table:table-cell>
          <table:table-cell table:style-name="Table1.C6" office:value-type="string">
            <text:p text:style-name="P58"/>
          </table:table-cell>
          <table:table-cell table:style-name="Table1.C6" office:value-type="string">
            <text:p text:style-name="P58"/>
          </table:table-cell>
          <table:table-cell table:style-name="Table1.C6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M6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4">5 Investigación, selección e instalación software para desarrollo.</text:p>
          </table:table-cell>
          <table:table-cell table:style-name="Table1.A2" office:value-type="string">
            <text:p text:style-name="P58"/>
          </table:table-cell>
          <table:table-cell table:style-name="Table1.C7" office:value-type="string">
            <text:p text:style-name="P58"/>
          </table:table-cell>
          <table:table-cell table:style-name="Table1.C7" office:value-type="string">
            <text:p text:style-name="P58"/>
          </table:table-cell>
          <table:table-cell table:style-name="Table1.C7" office:value-type="string">
            <text:p text:style-name="P58"/>
          </table:table-cell>
          <table:table-cell table:style-name="Table1.C7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M7" office:value-type="string">
            <text:p text:style-name="P58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D8" office:value-type="string">
            <text:p text:style-name="P58"/>
          </table:table-cell>
          <table:table-cell table:style-name="Table1.D8" office:value-type="string">
            <text:p text:style-name="P58"/>
          </table:table-cell>
          <table:table-cell table:style-name="Table1.D8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M8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4">7 Diagramas UML software y firmware.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D9" office:value-type="string">
            <text:p text:style-name="P58"/>
          </table:table-cell>
          <table:table-cell table:style-name="Table1.D9" office:value-type="string">
            <text:p text:style-name="P58"/>
          </table:table-cell>
          <table:table-cell table:style-name="Table1.D9" office:value-type="string">
            <text:p text:style-name="P58"/>
          </table:table-cell>
          <table:table-cell table:style-name="Table1.D9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M9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4">8 Elaborar software / firmware de prototipo en tarjeta de desarrollo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10" office:value-type="string">
            <text:p text:style-name="P58"/>
          </table:table-cell>
          <table:table-cell table:style-name="Table1.F10" office:value-type="string">
            <text:p text:style-name="P58"/>
          </table:table-cell>
          <table:table-cell table:style-name="Table1.F10" office:value-type="string">
            <text:p text:style-name="P58"/>
          </table:table-cell>
          <table:table-cell table:style-name="Table1.F10" office:value-type="string">
            <text:p text:style-name="P58"/>
          </table:table-cell>
          <table:table-cell table:style-name="Table1.F10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M10" office:value-type="string">
            <text:p text:style-name="P58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H11" office:value-type="string">
            <text:p text:style-name="P58"/>
          </table:table-cell>
          <table:table-cell table:style-name="Table1.H11" office:value-type="string">
            <text:p text:style-name="P58"/>
          </table:table-cell>
          <table:table-cell table:style-name="Table1.H11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M11" office:value-type="string">
            <text:p text:style-name="P58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M12" office:value-type="string">
            <text:p text:style-name="P58"/>
          </table:table-cell>
        </table:table-row>
      </table:table>
      <text:p text:style-name="Titulo_20_2"/>
      <text:p text:style-name="P151">Tareas que faltan </text:p>
      <text:p text:style-name="P152"><text:span text:style-name="T35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8">1</text:p>
          </table:table-cell>
          <table:table-cell table:style-name="Table4.B1" office:value-type="string">
            <text:p text:style-name="P153">Definir señales y protocolo bus de dato<text:span text:style-name="T40">s</text:span> backplane Cendit 11713.</text:p>
          </table:table-cell>
        </table:table-row>
        <table:table-row>
          <table:table-cell table:style-name="Table4.A2" office:value-type="string">
            <text:p text:style-name="P168">2</text:p>
          </table:table-cell>
          <table:table-cell table:style-name="Table4.B2" office:value-type="string">
            <text:p text:style-name="P156">Lectura de especificación USBTMC.</text:p>
          </table:table-cell>
        </table:table-row>
        <table:table-row>
          <table:table-cell table:style-name="Table4.A2" office:value-type="string">
            <text:p text:style-name="P168">3</text:p>
          </table:table-cell>
          <table:table-cell table:style-name="Table4.B2" office:value-type="string">
            <text:p text:style-name="P156">Lectura funciones <text:span text:style-name="T38">librería</text:span> VISA31 (libVisa).</text:p>
          </table:table-cell>
        </table:table-row>
        <table:table-row>
          <table:table-cell table:style-name="Table4.A2" office:value-type="string">
            <text:p text:style-name="P168">4</text:p>
          </table:table-cell>
          <table:table-cell table:style-name="Table4.B2" office:value-type="string">
            <text:p text:style-name="P158">Lectura bus GPIB.</text:p>
          </table:table-cell>
        </table:table-row>
        <table:table-row>
          <table:table-cell table:style-name="Table4.A2" office:value-type="string">
            <text:p text:style-name="P168">5</text:p>
          </table:table-cell>
          <table:table-cell table:style-name="Table4.B2" office:value-type="string">
            <text:p text:style-name="P162">Lectura / <text:span text:style-name="T42">investigación</text:span> <text:span text:style-name="T43">librería</text:span> iText de java.</text:p>
          </table:table-cell>
        </table:table-row>
        <table:table-row>
          <table:table-cell table:style-name="Table4.A2" office:value-type="string">
            <text:p text:style-name="P168">17</text:p>
          </table:table-cell>
          <table:table-cell table:style-name="Table4.B2" office:value-type="string">
            <text:p text:style-name="P161">Lectura hoja datos de controladores ethernet.</text:p>
          </table:table-cell>
        </table:table-row>
        <table:table-row>
          <table:table-cell table:style-name="Table4.A2" office:value-type="string">
            <text:p text:style-name="P168">18</text:p>
          </table:table-cell>
          <table:table-cell table:style-name="Table4.B2" office:value-type="string">
            <text:p text:style-name="P165">Lectura hoja datos microcontrolador ARM.</text:p>
          </table:table-cell>
        </table:table-row>
        <table:table-row>
          <table:table-cell table:style-name="Table4.A2" office:value-type="string">
            <text:p text:style-name="P168">6</text:p>
          </table:table-cell>
          <table:table-cell table:style-name="Table4.B2" office:value-type="string">
            <text:p text:style-name="P163">Investigación desarrollo en microcontrolador ARM.</text:p>
          </table:table-cell>
        </table:table-row>
        <table:table-row>
          <table:table-cell table:style-name="Table4.A9" office:value-type="string">
            <text:p text:style-name="P168">7</text:p>
          </table:table-cell>
          <table:table-cell table:style-name="Table4.B9" office:value-type="string">
            <text:p text:style-name="P159">Desarrollo firmware para <text:span text:style-name="T39">transferencia datos en el bus GPIB.</text:span></text:p>
          </table:table-cell>
        </table:table-row>
        <table:table-row>
          <table:table-cell table:style-name="Table4.A9" office:value-type="string">
            <text:p text:style-name="P168">8</text:p>
          </table:table-cell>
          <table:table-cell table:style-name="Table4.B9" office:value-type="string">
            <text:p text:style-name="P160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168">9</text:p>
          </table:table-cell>
          <table:table-cell table:style-name="Table4.B9" office:value-type="string">
            <text:p text:style-name="P160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168">10</text:p>
          </table:table-cell>
          <table:table-cell table:style-name="Table4.B9" office:value-type="string">
            <text:p text:style-name="P155">Desarrollo <text:span text:style-name="T39">firmware</text:span> para PIC18: <text:span text:style-name="T36">librería TFT LCD.</text:span></text:p>
          </table:table-cell>
        </table:table-row>
        <table:table-row>
          <table:table-cell table:style-name="Table4.A13" office:value-type="string">
            <text:p text:style-name="P168">11</text:p>
          </table:table-cell>
          <table:table-cell table:style-name="Table4.B13" office:value-type="string">
            <text:p text:style-name="P167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168">12</text:p>
          </table:table-cell>
          <table:table-cell table:style-name="Table4.B14" office:value-type="string">
            <text:p text:style-name="P153">Selección de componentes para fuente de alimentación.</text:p>
          </table:table-cell>
        </table:table-row>
        <table:table-row>
          <table:table-cell table:style-name="Table4.A14" office:value-type="string">
            <text:p text:style-name="P168">13</text:p>
          </table:table-cell>
          <table:table-cell table:style-name="Table4.B14" office:value-type="string">
            <text:p text:style-name="P166">Selección de <text:span text:style-name="T45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168">14</text:p>
          </table:table-cell>
          <table:table-cell table:style-name="Table4.B14" office:value-type="string">
            <text:p text:style-name="P161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168">15</text:p>
          </table:table-cell>
          <table:table-cell table:style-name="Table4.B14" office:value-type="string">
            <text:p text:style-name="P164"><text:span text:style-name="T44">Búsqueda local</text:span> de componentes <text:span text:style-name="T44">mecánicos</text:span>: teclado, pantalla LCD, carcasa.</text:p>
          </table:table-cell>
        </table:table-row>
        <table:table-row>
          <table:table-cell table:style-name="Table4.A18" office:value-type="string">
            <text:p text:style-name="P168">16</text:p>
          </table:table-cell>
          <table:table-cell table:style-name="Table4.B14" office:value-type="string">
            <text:p text:style-name="P165">Petición de componentes <text:span text:style-name="T46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168">19</text:p>
          </table:table-cell>
          <table:table-cell table:style-name="Table4.B19" office:value-type="string">
            <text:p text:style-name="P153">Diseño de fuentes de alimentación: <text:span text:style-name="T40">interna + externa variable.</text:span></text:p>
          </table:table-cell>
        </table:table-row>
        <table:table-row>
          <table:table-cell table:style-name="Table4.A20" office:value-type="string">
            <text:p text:style-name="P168">20</text:p>
          </table:table-cell>
          <table:table-cell table:style-name="Table4.B20" office:value-type="string">
            <text:p text:style-name="P154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168">21</text:p>
          </table:table-cell>
          <table:table-cell table:style-name="Table4.B20" office:value-type="string">
            <text:p text:style-name="P154">Preparar footprints de componentes mecánicos.</text:p>
          </table:table-cell>
        </table:table-row>
        <table:table-row>
          <table:table-cell table:style-name="Table4.A22" office:value-type="string">
            <text:p text:style-name="P168">22</text:p>
          </table:table-cell>
          <table:table-cell table:style-name="Table4.B22" office:value-type="string">
            <text:p text:style-name="P157">Diseño GUI de aplicación CenditLab.</text:p>
          </table:table-cell>
        </table:table-row>
        <table:table-row>
          <table:table-cell table:style-name="Table4.A22" office:value-type="string">
            <text:p text:style-name="P168">23</text:p>
          </table:table-cell>
          <table:table-cell table:style-name="Table4.B22" office:value-type="string">
            <text:p text:style-name="P159">Diseño UML <text:span text:style-name="T41">de paquetes de software</text:span>: IO, GUI, ejecución, <text:span text:style-name="T41">presentación</text:span>.</text:p>
          </table:table-cell>
        </table:table-row>
        <table:table-row>
          <table:table-cell table:style-name="Table4.A24" office:value-type="string">
            <text:p text:style-name="P169">24</text:p>
          </table:table-cell>
          <table:table-cell table:style-name="Table4.B24" office:value-type="string">
            <text:p text:style-name="P170">Desarrollo de librerías IO en Java: <text:span text:style-name="T37">envoltorios VISA, GPIB, VXI y USBTMC.</text:span></text:p>
          </table:table-cell>
        </table:table-row>
        <table:table-row>
          <table:table-cell table:style-name="Table4.A25" office:value-type="string">
            <text:p text:style-name="P169">25</text:p>
          </table:table-cell>
          <table:table-cell table:style-name="Table4.B25" office:value-type="string">
            <text:p text:style-name="P171">Preparar documento de requerimiento de software.</text:p>
          </table:table-cell>
        </table:table-row>
        <table:table-row>
          <table:table-cell table:style-name="Table4.A25" office:value-type="string">
            <text:p text:style-name="P169">26</text:p>
          </table:table-cell>
          <table:table-cell table:style-name="Table4.B25" office:value-type="string">
            <text:p text:style-name="P171">Iniciar documento de diseño de software.</text:p>
          </table:table-cell>
        </table:table-row>
        <table:table-row>
          <table:table-cell table:style-name="Table4.A25" office:value-type="string">
            <text:p text:style-name="P169">27</text:p>
          </table:table-cell>
          <table:table-cell table:style-name="Table4.B25" office:value-type="string">
            <text:p text:style-name="P171">Volver a revisar informe técnico.</text:p>
          </table:table-cell>
        </table:table-row>
        <table:table-row>
          <table:table-cell table:style-name="Table4.A25" office:value-type="string">
            <text:p text:style-name="P169">28</text:p>
          </table:table-cell>
          <table:table-cell table:style-name="Table4.B25" office:value-type="string">
            <text:p text:style-name="P171">Iniciar informe para el tutor.</text:p>
          </table:table-cell>
        </table:table-row>
      </table:table>
      <text:p text:style-name="P153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37">Mes</text:p>
          </table:table-cell>
          <table:table-cell table:style-name="Table2.A1" office:value-type="string">
            <text:p text:style-name="P137"/>
          </table:table-cell>
          <table:table-cell table:style-name="Table2.A1" office:value-type="string">
            <text:p text:style-name="P137">Tarea</text:p>
          </table:table-cell>
          <table:table-cell table:style-name="Table2.A1" office:value-type="string">
            <text:p text:style-name="P137">Horas</text:p>
          </table:table-cell>
          <table:table-cell table:style-name="Table2.A1" office:value-type="string">
            <text:p text:style-name="P137"/>
          </table:table-cell>
          <table:table-cell table:style-name="Table2.F1" office:value-type="string">
            <text:p text:style-name="P138">Observación</text:p>
          </table:table-cell>
        </table:table-row>
        <table:table-row>
          <table:table-cell table:style-name="Table2.A2" table:number-rows-spanned="6" office:value-type="string">
            <text:p text:style-name="P139">Abril</text:p>
          </table:table-cell>
          <table:table-cell table:style-name="Table2.A2" table:number-rows-spanned="6" office:value-type="string">
            <text:p text:style-name="P67">Jueves 27</text:p>
          </table:table-cell>
          <table:table-cell table:style-name="Table2.C2" office:value-type="string">
            <text:p text:style-name="P67">Instalar software</text:p>
          </table:table-cell>
          <table:table-cell table:style-name="Table2.D2" office:value-type="string">
            <text:p text:style-name="P75">-</text:p>
          </table:table-cell>
          <table:table-cell table:style-name="Table2.E2" office:value-type="string">
            <text:p text:style-name="P67"/>
          </table:table-cell>
          <table:table-cell table:style-name="Table2.F7" table:number-rows-spanned="6" office:value-type="string">
            <text:p text:style-name="P67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67">Informe banco ruido</text:p>
          </table:table-cell>
          <table:table-cell table:style-name="Table2.D3" office:value-type="string">
            <text:p text:style-name="P75">1,5</text:p>
          </table:table-cell>
          <table:table-cell table:style-name="Table2.E3" office:value-type="string">
            <text:p text:style-name="P141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67">Informe semanal</text:p>
          </table:table-cell>
          <table:table-cell table:style-name="Table2.D4" office:value-type="string">
            <text:p text:style-name="P75">1,5</text:p>
          </table:table-cell>
          <table:table-cell table:style-name="Table2.E4" office:value-type="string">
            <text:p text:style-name="P141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67">Preparar lista de componentes</text:p>
          </table:table-cell>
          <table:table-cell table:style-name="Table2.D5" office:value-type="string">
            <text:p text:style-name="P75">1,0</text:p>
          </table:table-cell>
          <table:table-cell table:style-name="Table2.E5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67">Preparar footprints</text:p>
          </table:table-cell>
          <table:table-cell table:style-name="Table2.D6" office:value-type="string">
            <text:p text:style-name="P75">1,5</text:p>
          </table:table-cell>
          <table:table-cell table:style-name="Table2.E6" office:value-type="string">
            <text:p text:style-name="P141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67">Trabajo en software Visa</text:p>
          </table:table-cell>
          <table:table-cell table:style-name="Table2.D7" office:value-type="string">
            <text:p text:style-name="P75">1,5</text:p>
          </table:table-cell>
          <table:table-cell table:style-name="Table2.E7" office:value-type="string">
            <text:p text:style-name="P141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40">Mayo</text:p>
          </table:table-cell>
          <table:table-cell table:style-name="Table2.A2" table:number-rows-spanned="6" office:value-type="string">
            <text:p text:style-name="P76">Lunes 8</text:p>
          </table:table-cell>
          <table:table-cell table:style-name="Table2.C8" office:value-type="string">
            <text:p text:style-name="P67">Informe banco ruido</text:p>
          </table:table-cell>
          <table:table-cell table:style-name="Table2.D8" office:value-type="string">
            <text:p text:style-name="P75">1,5</text:p>
          </table:table-cell>
          <table:table-cell table:style-name="Table2.E8" office:value-type="string">
            <text:p text:style-name="P141"/>
          </table:table-cell>
          <table:table-cell table:style-name="Table2.F13" table:number-rows-spanned="6" office:value-type="string">
            <text:p text:style-name="P79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67">Preparar lista de componentes</text:p>
          </table:table-cell>
          <table:table-cell table:style-name="Table2.D13" office:value-type="string">
            <text:p text:style-name="P75">1,0</text:p>
          </table:table-cell>
          <table:table-cell table:style-name="Table2.E13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6">Preparar stencil footprint</text:p>
          </table:table-cell>
          <table:table-cell table:style-name="Table2.D13" office:value-type="string">
            <text:p text:style-name="P77">1,0</text:p>
          </table:table-cell>
          <table:table-cell table:style-name="Table2.E13" office:value-type="string">
            <text:p text:style-name="P141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6">Lectura desarrollo Microchip</text:p>
          </table:table-cell>
          <table:table-cell table:style-name="Table2.D13" office:value-type="string">
            <text:p text:style-name="P77">1,5</text:p>
          </table:table-cell>
          <table:table-cell table:style-name="Table2.E13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6">Lectura Visa</text:p>
          </table:table-cell>
          <table:table-cell table:style-name="Table2.D13" office:value-type="string">
            <text:p text:style-name="P77">1,0</text:p>
          </table:table-cell>
          <table:table-cell table:style-name="Table2.E13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6">Pruebas desarrollo Visa</text:p>
          </table:table-cell>
          <table:table-cell table:style-name="Table2.D13" office:value-type="string">
            <text:p text:style-name="P77">1,5</text:p>
          </table:table-cell>
          <table:table-cell table:style-name="Table2.E13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80">Martes 8</text:p>
          </table:table-cell>
          <table:table-cell table:style-name="Table2.C14" office:value-type="string">
            <text:p text:style-name="P67">Informe banco ruido</text:p>
          </table:table-cell>
          <table:table-cell table:style-name="Table2.D14" office:value-type="string">
            <text:p text:style-name="P75">1,5</text:p>
          </table:table-cell>
          <table:table-cell table:style-name="Table2.E14" office:value-type="string">
            <text:p text:style-name="P50"/>
          </table:table-cell>
          <table:table-cell table:style-name="Table2.F19" table:number-rows-spanned="6" office:value-type="string">
            <text:p text:style-name="P79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80">Preparar lista de componentes</text:p>
          </table:table-cell>
          <table:table-cell table:style-name="Table2.D18" office:value-type="string">
            <text:p text:style-name="P81">1,0</text:p>
          </table:table-cell>
          <table:table-cell table:style-name="Table2.E18" office:value-type="string">
            <text:p text:style-name="P14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8">Preparar stencil footprint</text:p>
          </table:table-cell>
          <table:table-cell table:style-name="Table2.D18" office:value-type="string">
            <text:p text:style-name="P81">1,0</text:p>
          </table:table-cell>
          <table:table-cell table:style-name="Table2.E1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8">Lectura desarrollo Microchip</text:p>
          </table:table-cell>
          <table:table-cell table:style-name="Table2.D18" office:value-type="string">
            <text:p text:style-name="P81">1,0</text:p>
          </table:table-cell>
          <table:table-cell table:style-name="Table2.E18" office:value-type="string">
            <text:p text:style-name="P14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6">Lectura Visa</text:p>
          </table:table-cell>
          <table:table-cell table:style-name="Table2.D18" office:value-type="string">
            <text:p text:style-name="P81">1,0</text:p>
          </table:table-cell>
          <table:table-cell table:style-name="Table2.E18" office:value-type="string">
            <text:p text:style-name="P141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76">Pruebas desarrollo Visa</text:p>
          </table:table-cell>
          <table:table-cell table:style-name="Table2.D19" office:value-type="string">
            <text:p text:style-name="P81">1,0</text:p>
          </table:table-cell>
          <table:table-cell table:style-name="Table2.E19" office:value-type="string">
            <text:p text:style-name="P14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82"/>
          </table:table-cell>
          <table:table-cell table:style-name="Table2.D21" office:value-type="string">
            <text:p text:style-name="P81"/>
          </table:table-cell>
          <table:table-cell table:style-name="Table2.E21" office:value-type="string">
            <text:p text:style-name="P144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83">Jueves 11</text:p>
          </table:table-cell>
          <table:table-cell table:style-name="Table2.C21" office:value-type="string">
            <text:p text:style-name="P67">Informe banco ruido</text:p>
          </table:table-cell>
          <table:table-cell table:style-name="Table2.D21" office:value-type="string">
            <text:p text:style-name="P75">1,5</text:p>
          </table:table-cell>
          <table:table-cell table:style-name="Table2.E21" office:value-type="string">
            <text:p text:style-name="P51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83">Búsqueda de componentes</text:p>
          </table:table-cell>
          <table:table-cell table:style-name="Table2.D26" office:value-type="string">
            <text:p text:style-name="P81">1,0</text:p>
          </table:table-cell>
          <table:table-cell table:style-name="Table2.E26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3">Prepara lista de componentes</text:p>
          </table:table-cell>
          <table:table-cell table:style-name="Table2.D26" office:value-type="string">
            <text:p text:style-name="P84">1.0</text:p>
          </table:table-cell>
          <table:table-cell table:style-name="Table2.E26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8">Preparar stencil footprint</text:p>
          </table:table-cell>
          <table:table-cell table:style-name="Table2.D26" office:value-type="string">
            <text:p text:style-name="P81">1,0</text:p>
          </table:table-cell>
          <table:table-cell table:style-name="Table2.E26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8">Lectura desarrollo Microchip</text:p>
          </table:table-cell>
          <table:table-cell table:style-name="Table2.D26" office:value-type="string">
            <text:p text:style-name="P81">1,0</text:p>
          </table:table-cell>
          <table:table-cell table:style-name="Table2.E26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6">Lectura Visa</text:p>
          </table:table-cell>
          <table:table-cell table:style-name="Table2.D26" office:value-type="string">
            <text:p text:style-name="P81">1,0</text:p>
          </table:table-cell>
          <table:table-cell table:style-name="Table2.E26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76">Pruebas desarrollo Visa</text:p>
          </table:table-cell>
          <table:table-cell table:style-name="Table2.D27" office:value-type="string">
            <text:p text:style-name="P81">1,0</text:p>
          </table:table-cell>
          <table:table-cell table:style-name="Table2.E27" office:value-type="string">
            <text:p text:style-name="P14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85">Informe banco ruido</text:p>
          </table:table-cell>
          <table:table-cell table:style-name="Table2.D31" office:value-type="string">
            <text:p text:style-name="P86">2.0</text:p>
          </table:table-cell>
          <table:table-cell table:style-name="Table2.E31" office:value-type="string">
            <text:p text:style-name="P143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5">Informe semanal</text:p>
          </table:table-cell>
          <table:table-cell table:style-name="Table2.D31" office:value-type="string">
            <text:p text:style-name="P86">1.0</text:p>
          </table:table-cell>
          <table:table-cell table:style-name="Table2.E31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5"><text:span text:style-name="T7">Búsqueda</text:span> + lista de componentes</text:p>
          </table:table-cell>
          <table:table-cell table:style-name="Table2.D31" office:value-type="string">
            <text:p text:style-name="P86">1,5</text:p>
          </table:table-cell>
          <table:table-cell table:style-name="Table2.E31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5">Prepara<text:span text:style-name="T8">r</text:span> stencil footprints</text:p>
          </table:table-cell>
          <table:table-cell table:style-name="Table2.D31" office:value-type="string">
            <text:p text:style-name="P86">1,0</text:p>
          </table:table-cell>
          <table:table-cell table:style-name="Table2.E31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5"><text:span text:style-name="T7">Prueba</text:span> desarrollo Visa</text:p>
          </table:table-cell>
          <table:table-cell table:style-name="Table2.D32" office:value-type="string">
            <text:p text:style-name="P86">2,0</text:p>
          </table:table-cell>
          <table:table-cell table:style-name="Table2.E32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0" office:value-type="string">
            <text:p text:style-name="P85">Informe banco ruido</text:p>
          </table:table-cell>
          <table:table-cell table:style-name="Table2.D180" office:value-type="string">
            <text:p text:style-name="P86">2.<text:span text:style-name="T8">0</text:span></text:p>
          </table:table-cell>
          <table:table-cell table:style-name="Table2.E180" office:value-type="string">
            <text:p text:style-name="P143"/>
          </table:table-cell>
          <table:table-cell table:style-name="Table2.F18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0" office:value-type="string">
            <text:p text:style-name="P90">Informe banco ruido</text:p>
          </table:table-cell>
          <table:table-cell table:style-name="Table2.D180" office:value-type="string">
            <text:p text:style-name="P91"><text:span text:style-name="T9">2</text:span>,0</text:p>
          </table:table-cell>
          <table:table-cell table:style-name="Table2.E180" office:value-type="string">
            <text:p text:style-name="P143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87">Informe semanal</text:p>
          </table:table-cell>
          <table:table-cell table:style-name="Table2.D180" office:value-type="string">
            <text:p text:style-name="P91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90">Componentes: búsqueda+lista</text:p>
          </table:table-cell>
          <table:table-cell table:style-name="Table2.D180" office:value-type="string">
            <text:p text:style-name="P91">1,0</text:p>
          </table:table-cell>
          <table:table-cell table:style-name="Table2.E180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90">Pruebas desarrollo Visa</text:p>
          </table:table-cell>
          <table:table-cell table:style-name="Table2.D180" office:value-type="string">
            <text:p text:style-name="P91">2,0</text:p>
          </table:table-cell>
          <table:table-cell table:style-name="Table2.E180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87">Prepara<text:span text:style-name="T8">r</text:span> stencil footprints</text:p>
          </table:table-cell>
          <table:table-cell table:style-name="Table2.D180" office:value-type="string">
            <text:p text:style-name="P91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92">Documentación software</text:p>
          </table:table-cell>
          <table:table-cell table:style-name="Table2.D40" office:value-type="string">
            <text:p text:style-name="P93">1,0</text:p>
          </table:table-cell>
          <table:table-cell table:style-name="Table2.E40" office:value-type="string">
            <text:p text:style-name="P143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92">Pruebas desarrollo </text:p>
          </table:table-cell>
          <table:table-cell table:style-name="Table2.D40" office:value-type="string">
            <text:p text:style-name="P93">1,0</text:p>
          </table:table-cell>
          <table:table-cell table:style-name="Table2.E40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92">Componentes: búsqueda+lista</text:p>
          </table:table-cell>
          <table:table-cell table:style-name="Table2.D180" office:value-type="string">
            <text:p text:style-name="P93">1,5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94">Informe banco ruido: parte figura ruido</text:p>
          </table:table-cell>
          <table:table-cell table:style-name="Table2.D180" office:value-type="string">
            <text:p text:style-name="P93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92">Modelado software</text:p>
          </table:table-cell>
          <table:table-cell table:style-name="Table2.D43" office:value-type="string">
            <text:p text:style-name="P93">2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0" office:value-type="string">
            <text:p text:style-name="P88">Prepara<text:span text:style-name="T8">r</text:span> stencil footprints</text:p>
          </table:table-cell>
          <table:table-cell table:style-name="Table2.D180" office:value-type="string">
            <text:p text:style-name="P96">1.0</text:p>
          </table:table-cell>
          <table:table-cell table:style-name="Table2.E180" office:value-type="string">
            <text:p text:style-name="P52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94">Componentes: búsqueda+lista</text:p>
          </table:table-cell>
          <table:table-cell table:style-name="Table2.D180" office:value-type="string">
            <text:p text:style-name="P96">1.0</text:p>
          </table:table-cell>
          <table:table-cell table:style-name="Table2.E180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94">Modelado software</text:p>
          </table:table-cell>
          <table:table-cell table:style-name="Table2.D180" office:value-type="string">
            <text:p text:style-name="P96">2.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94">Pruebas desarrollo <text:s/><text:span text:style-name="T11">+ doc software</text:span></text:p>
          </table:table-cell>
          <table:table-cell table:style-name="Table2.D180" office:value-type="string">
            <text:p text:style-name="P96">2.0</text:p>
          </table:table-cell>
          <table:table-cell table:style-name="Table2.E180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94">Informe banco ruido: parte figura ruido</text:p>
          </table:table-cell>
          <table:table-cell table:style-name="Table2.D180" office:value-type="string">
            <text:p text:style-name="P96">1.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97">Informe tutor</text:p>
          </table:table-cell>
          <table:table-cell table:style-name="Table2.D54" office:value-type="string">
            <text:p text:style-name="P98">1,0</text:p>
          </table:table-cell>
          <table:table-cell table:style-name="Table2.E54" office:value-type="string">
            <text:p text:style-name="P143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7">Componentes: búsqueda+lista</text:p>
          </table:table-cell>
          <table:table-cell table:style-name="Table2.D54" office:value-type="string">
            <text:p text:style-name="P98">1,<text:span text:style-name="T12">0</text:span></text:p>
          </table:table-cell>
          <table:table-cell table:style-name="Table2.E54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9">Prepara<text:span text:style-name="T8">r</text:span> stencil footprints</text:p>
          </table:table-cell>
          <table:table-cell table:style-name="Table2.D54" office:value-type="string">
            <text:p text:style-name="P99">1.0</text:p>
          </table:table-cell>
          <table:table-cell table:style-name="Table2.E54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4">Modelado software</text:p>
          </table:table-cell>
          <table:table-cell table:style-name="Table2.D54" office:value-type="string">
            <text:p text:style-name="P96">2.0</text:p>
          </table:table-cell>
          <table:table-cell table:style-name="Table2.E54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94">Informe banco ruido: parte figura ruido</text:p>
          </table:table-cell>
          <table:table-cell table:style-name="Table2.D53" office:value-type="string">
            <text:p text:style-name="P96">1.0</text:p>
          </table:table-cell>
          <table:table-cell table:style-name="Table2.E53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5">Pruebas desarrollo <text:s/><text:span text:style-name="T11">+ doc software</text:span></text:p>
          </table:table-cell>
          <table:table-cell table:style-name="Table2.D54" office:value-type="string">
            <text:p text:style-name="P98">1,0</text:p>
          </table:table-cell>
          <table:table-cell table:style-name="Table2.E54" office:value-type="string">
            <text:p text:style-name="P145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0" office:value-type="string">
            <text:p text:style-name="P100">Reunión pautada con J.Rodriguez y K. Moncada.</text:p>
          </table:table-cell>
          <table:table-cell table:style-name="Table2.D180" office:value-type="string">
            <text:p text:style-name="P101">-</text:p>
          </table:table-cell>
          <table:table-cell table:style-name="Table2.E180" office:value-type="string">
            <text:p text:style-name="P143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00">Presentación figura ruido</text:p>
          </table:table-cell>
          <table:table-cell table:style-name="Table2.D180" office:value-type="string">
            <text:p text:style-name="P101">-</text:p>
          </table:table-cell>
          <table:table-cell table:style-name="Table2.E180" office:value-type="string">
            <text:p text:style-name="P143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0" office:value-type="string">
            <text:p text:style-name="P105">Informe presentación figura ruido</text:p>
          </table:table-cell>
          <table:table-cell table:style-name="Table2.D180" office:value-type="string">
            <text:p text:style-name="P106">3</text:p>
          </table:table-cell>
          <table:table-cell table:style-name="Table2.E180" office:value-type="string">
            <text:p text:style-name="P143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05">Búsqueda componentes</text:p>
          </table:table-cell>
          <table:table-cell table:style-name="Table2.D180" office:value-type="string">
            <text:p text:style-name="P106">1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5">Preparación stencil footprints</text:p>
          </table:table-cell>
          <table:table-cell table:style-name="Table2.D180" office:value-type="string">
            <text:p text:style-name="P106">1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5">Prueba desarrollo + doc software</text:p>
          </table:table-cell>
          <table:table-cell table:style-name="Table2.D180" office:value-type="string">
            <text:p text:style-name="P106">1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0" office:value-type="string">
            <text:p text:style-name="P102">Componentes: búsqueda + lista</text:p>
          </table:table-cell>
          <table:table-cell table:style-name="Table2.D180" office:value-type="string">
            <text:p text:style-name="P101">1.5</text:p>
          </table:table-cell>
          <table:table-cell table:style-name="Table2.E180" office:value-type="string">
            <text:p text:style-name="P146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02">Preparar versión informe técnico</text:p>
          </table:table-cell>
          <table:table-cell table:style-name="Table2.D180" office:value-type="string">
            <text:p text:style-name="P101">1.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2">Lectura y documentación software</text:p>
          </table:table-cell>
          <table:table-cell table:style-name="Table2.D180" office:value-type="string">
            <text:p text:style-name="P101">1,5</text:p>
          </table:table-cell>
          <table:table-cell table:style-name="Table2.E180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2">Prueba desarrollo</text:p>
          </table:table-cell>
          <table:table-cell table:style-name="Table2.D180" office:value-type="string">
            <text:p text:style-name="P101">1,5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0" office:value-type="string">
            <text:p text:style-name="P109">Seminario FLUKE</text:p>
          </table:table-cell>
          <table:table-cell table:style-name="Table2.D180" office:value-type="string">
            <text:p text:style-name="P110">3,0</text:p>
          </table:table-cell>
          <table:table-cell table:style-name="Table2.E180" office:value-type="string">
            <text:p text:style-name="P52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02">Lectura y documentación software</text:p>
          </table:table-cell>
          <table:table-cell table:style-name="Table2.D180" office:value-type="string">
            <text:p text:style-name="P110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2">Prueba desarrollo</text:p>
          </table:table-cell>
          <table:table-cell table:style-name="Table2.D180" office:value-type="string">
            <text:p text:style-name="P110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3">Componentes: búsqueda + lista</text:p>
          </table:table-cell>
          <table:table-cell table:style-name="Table2.D180" office:value-type="string">
            <text:p text:style-name="P110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7">Preparación stencil footprints</text:p>
          </table:table-cell>
          <table:table-cell table:style-name="Table2.D180" office:value-type="string">
            <text:p text:style-name="P110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9">Informe <text:span text:style-name="T14">técnico</text:span></text:p>
          </table:table-cell>
          <table:table-cell table:style-name="Table2.D180" office:value-type="string">
            <text:p text:style-name="P110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0" office:value-type="string">
            <text:p text:style-name="P102">Prueba desarrollo</text:p>
          </table:table-cell>
          <table:table-cell table:style-name="Table2.D180" office:value-type="string">
            <text:p text:style-name="P110">1,0</text:p>
          </table:table-cell>
          <table:table-cell table:style-name="Table2.E180" office:value-type="string">
            <text:p text:style-name="P146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03">Componentes: búsqueda + lista</text:p>
          </table:table-cell>
          <table:table-cell table:style-name="Table2.D180" office:value-type="string">
            <text:p text:style-name="P110">1,0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7">Preparación stencil footprints</text:p>
          </table:table-cell>
          <table:table-cell table:style-name="Table2.D180" office:value-type="string">
            <text:p text:style-name="P110">1,0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02">Lectura y documentación software</text:p>
          </table:table-cell>
          <table:table-cell table:style-name="Table2.D74" office:value-type="string">
            <text:p text:style-name="P110">1,0</text:p>
          </table:table-cell>
          <table:table-cell table:style-name="Table2.E74" office:value-type="string">
            <text:p text:style-name="P14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0" office:value-type="string">
            <text:p text:style-name="P111">Requerimientos de software: doc</text:p>
          </table:table-cell>
          <table:table-cell table:style-name="Table2.D180" office:value-type="string">
            <text:p text:style-name="P112">1,0</text:p>
          </table:table-cell>
          <table:table-cell table:style-name="Table2.E180" office:value-type="string">
            <text:p text:style-name="P146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11">Modelado de software: uml</text:p>
          </table:table-cell>
          <table:table-cell table:style-name="Table2.D180" office:value-type="string">
            <text:p text:style-name="P112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1">Propuesta de hardware</text:p>
          </table:table-cell>
          <table:table-cell table:style-name="Table2.D180" office:value-type="string">
            <text:p text:style-name="P112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4">Componentes: búsqueda + lista</text:p>
          </table:table-cell>
          <table:table-cell table:style-name="Table2.D180" office:value-type="string">
            <text:p text:style-name="P112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8">Preparación stencil footprints: <text:span text:style-name="T15">Eagle/Kicad</text:span></text:p>
          </table:table-cell>
          <table:table-cell table:style-name="Table2.D180" office:value-type="string">
            <text:p text:style-name="P112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3">Documentación software</text:p>
          </table:table-cell>
          <table:table-cell table:style-name="Table2.D180" office:value-type="string">
            <text:p text:style-name="P112"><text:span text:style-name="T16">1</text:span>,0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0" office:value-type="string">
            <text:p text:style-name="P113">Prueba desarrollo </text:p>
          </table:table-cell>
          <table:table-cell table:style-name="Table2.D180" office:value-type="string">
            <text:p text:style-name="P114">2,0</text:p>
          </table:table-cell>
          <table:table-cell table:style-name="Table2.E180" office:value-type="string">
            <text:p text:style-name="P146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13">Documentación software: com VISA</text:p>
          </table:table-cell>
          <table:table-cell table:style-name="Table2.D180" office:value-type="string">
            <text:p text:style-name="P114">1,0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03">Componentes: búsqueda + lista</text:p>
          </table:table-cell>
          <table:table-cell table:style-name="Table2.D180" office:value-type="string">
            <text:p text:style-name="P110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1">Modelado de software: uml</text:p>
          </table:table-cell>
          <table:table-cell table:style-name="Table2.D180" office:value-type="string">
            <text:p text:style-name="P114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1"><text:span text:style-name="T16">Modelado</text:span> de hardware</text:p>
          </table:table-cell>
          <table:table-cell table:style-name="Table2.D180" office:value-type="string">
            <text:p text:style-name="P114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3">Informe técnico</text:p>
          </table:table-cell>
          <table:table-cell table:style-name="Table2.D180" office:value-type="string">
            <text:p text:style-name="P114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0" office:value-type="string">
            <text:p text:style-name="P85"/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145"/>
          </table:table-cell>
          <table:table-cell table:style-name="Table2.F180" office:value-type="string">
            <text:p text:style-name="P26">Ausencia. Diligencia personal</text:p>
          </table:table-cell>
        </table:table-row>
        <text:soft-page-break/>
        <table:table-row>
          <table:table-cell table:style-name="Table2.A2" table:number-rows-spanned="89" office:value-type="string">
            <text:p text:style-name="P46"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0" office:value-type="string">
            <text:p text:style-name="P115">Desarrollo: librería comunicaciones</text:p>
          </table:table-cell>
          <table:table-cell table:style-name="Table2.D180" office:value-type="string">
            <text:p text:style-name="P116">2,0</text:p>
          </table:table-cell>
          <table:table-cell table:style-name="Table2.E180" office:value-type="string">
            <text:p text:style-name="P146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15">Documentación software: com VISA</text:p>
          </table:table-cell>
          <table:table-cell table:style-name="Table2.D180" office:value-type="string">
            <text:p text:style-name="P116">1,0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5">Generar lista componentes</text:p>
          </table:table-cell>
          <table:table-cell table:style-name="Table2.D180" office:value-type="string">
            <text:p text:style-name="P116">0,5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5">Modelado software: captura requisitos</text:p>
          </table:table-cell>
          <table:table-cell table:style-name="Table2.D180" office:value-type="string">
            <text:p text:style-name="P116">1,5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5">Modelado hardware</text:p>
          </table:table-cell>
          <table:table-cell table:style-name="Table2.D180" office:value-type="string">
            <text:p text:style-name="P116">1,5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5">Informe técnico</text:p>
          </table:table-cell>
          <table:table-cell table:style-name="Table2.D180" office:value-type="string">
            <text:p text:style-name="P116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0" office:value-type="string">
            <text:p text:style-name="P86">?</text:p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145"/>
          </table:table-cell>
          <table:table-cell table:style-name="Table2.F18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0" office:value-type="string">
            <text:p text:style-name="P119"/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145"/>
          </table:table-cell>
          <table:table-cell table:style-name="Table2.F18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0" office:value-type="string">
            <text:p text:style-name="P115">Desarrollo: librería comunicaciones</text:p>
          </table:table-cell>
          <table:table-cell table:style-name="Table2.D180" office:value-type="string">
            <text:p text:style-name="P116">2,0</text:p>
          </table:table-cell>
          <table:table-cell table:style-name="Table2.E180" office:value-type="string">
            <text:p text:style-name="P146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17">Documentación software: <text:span text:style-name="T19">VISA + ISO</text:span></text:p>
          </table:table-cell>
          <table:table-cell table:style-name="Table2.D180" office:value-type="string">
            <text:p text:style-name="P120">1,5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7">Modelado software: captura requisitos</text:p>
          </table:table-cell>
          <table:table-cell table:style-name="Table2.D180" office:value-type="string">
            <text:p text:style-name="P120">1,5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7">Modelado hardware: <text:span text:style-name="T19">selecc componentes</text:span></text:p>
          </table:table-cell>
          <table:table-cell table:style-name="Table2.D180" office:value-type="string">
            <text:p text:style-name="P120">1,5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7">Informe técnico</text:p>
          </table:table-cell>
          <table:table-cell table:style-name="Table2.D180" office:value-type="string">
            <text:p text:style-name="P120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0" office:value-type="string">
            <text:p text:style-name="P115">Desarrollo: librería comunicaciones</text:p>
          </table:table-cell>
          <table:table-cell table:style-name="Table2.D180" office:value-type="string">
            <text:p text:style-name="P121">1,5</text:p>
          </table:table-cell>
          <table:table-cell table:style-name="Table2.E180" office:value-type="string">
            <text:p text:style-name="P146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17">Documentación software: <text:span text:style-name="T19">VISA + ISO</text:span></text:p>
          </table:table-cell>
          <table:table-cell table:style-name="Table2.D180" office:value-type="string">
            <text:p text:style-name="P120">1,5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5">Modelado software: captura requisitos</text:p>
          </table:table-cell>
          <table:table-cell table:style-name="Table2.D180" office:value-type="string">
            <text:p text:style-name="P116">1,<text:span text:style-name="T20">0</text:span>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5">Modelado hardware</text:p>
          </table:table-cell>
          <table:table-cell table:style-name="Table2.D180" office:value-type="string">
            <text:p text:style-name="P116">1,<text:span text:style-name="T20">0</text:span>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5">Informe técnico</text:p>
          </table:table-cell>
          <table:table-cell table:style-name="Table2.D105" office:value-type="string">
            <text:p text:style-name="P116">1,0</text:p>
          </table:table-cell>
          <table:table-cell table:style-name="Table2.E105" office:value-type="string">
            <text:p text:style-name="P4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0" office:value-type="string">
            <text:p text:style-name="P115">Desarrollo: librería comunicaciones</text:p>
          </table:table-cell>
          <table:table-cell table:style-name="Table2.D180" office:value-type="string">
            <text:p text:style-name="P121">1,5</text:p>
          </table:table-cell>
          <table:table-cell table:style-name="Table2.E180" office:value-type="string">
            <text:p text:style-name="P143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17">Documentación software: <text:span text:style-name="T19">VISA + ISO</text:span></text:p>
          </table:table-cell>
          <table:table-cell table:style-name="Table2.D180" office:value-type="string">
            <text:p text:style-name="P120">1,5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22">Solicitud de componentes</text:p>
          </table:table-cell>
          <table:table-cell table:style-name="Table2.D180" office:value-type="string">
            <text:p text:style-name="P116">1,<text:span text:style-name="T20">0</text:span></text:p>
          </table:table-cell>
          <table:table-cell table:style-name="Table2.E180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8">Modelado software: captura requisitos</text:p>
          </table:table-cell>
          <table:table-cell table:style-name="Table2.D180" office:value-type="string">
            <text:p text:style-name="P116">1,<text:span text:style-name="T20">0</text:span>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5">Modelado hardware</text:p>
          </table:table-cell>
          <table:table-cell table:style-name="Table2.D180" office:value-type="string">
            <text:p text:style-name="P116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15">Informe técnico</text:p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0" office:value-type="string">
            <text:p text:style-name="P123">Modelado+desarrollo librería comunic</text:p>
          </table:table-cell>
          <table:table-cell table:style-name="Table2.D180" office:value-type="string">
            <text:p text:style-name="P124">1,5</text:p>
          </table:table-cell>
          <table:table-cell table:style-name="Table2.E180" office:value-type="string">
            <text:p text:style-name="P52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23">Documentación software: GPIB+VISA+gestión software</text:p>
          </table:table-cell>
          <table:table-cell table:style-name="Table2.D180" office:value-type="string">
            <text:p text:style-name="P124">1,5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0" office:value-type="string">
            <text:p text:style-name="P123">Busqueda de componentes: mecanicos</text:p>
          </table:table-cell>
          <table:table-cell table:style-name="Table2.D180" office:value-type="string">
            <text:p text:style-name="P124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23">Modelado software: GUI</text:p>
          </table:table-cell>
          <table:table-cell table:style-name="Table2.D180" office:value-type="string">
            <text:p text:style-name="P124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23">Modelado hardware: buses</text:p>
          </table:table-cell>
          <table:table-cell table:style-name="Table2.D180" office:value-type="string">
            <text:p text:style-name="P124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23">Informe <text:span text:style-name="T23">técnico</text:span></text:p>
          </table:table-cell>
          <table:table-cell table:style-name="Table2.D180" office:value-type="string">
            <text:p text:style-name="P124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23"/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145"/>
          </table:table-cell>
          <table:table-cell table:style-name="Table2.F18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0" office:value-type="string">
            <text:p text:style-name="P71">Modelado software: librería <text:span text:style-name="T24">comunicación</text:span></text:p>
          </table:table-cell>
          <table:table-cell table:style-name="Table2.D180" office:value-type="string">
            <text:p text:style-name="P72">1,0</text:p>
          </table:table-cell>
          <table:table-cell table:style-name="Table2.E180" office:value-type="string">
            <text:p text:style-name="P52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71">Desarrollo software: librería com</text:p>
          </table:table-cell>
          <table:table-cell table:style-name="Table2.D180" office:value-type="string">
            <text:p text:style-name="P72">1,5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73">Pedido de componentes: conectores</text:p>
          </table:table-cell>
          <table:table-cell table:style-name="Table2.D180" office:value-type="string">
            <text:p text:style-name="P125"><text:span text:style-name="T26">2</text:span>,0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71">Solicitud de componentes</text:p>
          </table:table-cell>
          <table:table-cell table:style-name="Table2.D180" office:value-type="string">
            <text:p text:style-name="P72">1,<text:span text:style-name="T24">0</text:span>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74">Documentación: bus GPIB</text:p>
          </table:table-cell>
          <table:table-cell table:style-name="Table2.D180" office:value-type="string">
            <text:p text:style-name="P72">1,<text:span text:style-name="T25">0</text:span>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73">Modelado software: UML + GUI</text:p>
          </table:table-cell>
          <table:table-cell table:style-name="Table2.D180" office:value-type="string">
            <text:p text:style-name="P72">1,5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0" office:value-type="string">
            <text:p text:style-name="P68">Documentos requerimientos de software</text:p>
          </table:table-cell>
          <table:table-cell table:style-name="Table2.D180" office:value-type="string">
            <text:p text:style-name="P69">1,5</text:p>
          </table:table-cell>
          <table:table-cell table:style-name="Table2.E180" office:value-type="string">
            <text:p text:style-name="P146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68">Modelado de software: UML+GUI + librería comunicaciones</text:p>
          </table:table-cell>
          <table:table-cell table:style-name="Table2.D180" office:value-type="string">
            <text:p text:style-name="P69">2,0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68">Modelado de hardware: diagramas</text:p>
          </table:table-cell>
          <table:table-cell table:style-name="Table2.D180" office:value-type="string">
            <text:p text:style-name="P69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68">Documentación bus GPIB</text:p>
          </table:table-cell>
          <table:table-cell table:style-name="Table2.D180" office:value-type="string">
            <text:p text:style-name="P69">1,5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68">Informe técnico</text:p>
          </table:table-cell>
          <table:table-cell table:style-name="Table2.D180" office:value-type="string">
            <text:p text:style-name="P69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0" office:value-type="string">
            <text:p text:style-name="P68">Documentos requerimientos de software</text:p>
          </table:table-cell>
          <table:table-cell table:style-name="Table2.D180" office:value-type="string">
            <text:p text:style-name="P69">1,5</text:p>
          </table:table-cell>
          <table:table-cell table:style-name="Table2.E180" office:value-type="string">
            <text:p text:style-name="P143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68">Modelado de software: UML+GUI + librería comunicaciones</text:p>
          </table:table-cell>
          <table:table-cell table:style-name="Table2.D180" office:value-type="string">
            <text:p text:style-name="P126">1,5</text:p>
          </table:table-cell>
          <table:table-cell table:style-name="Table2.E180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68">Documentación bus GPIB</text:p>
          </table:table-cell>
          <table:table-cell table:style-name="Table2.D180" office:value-type="string">
            <text:p text:style-name="P69">1,<text:span text:style-name="T27">0</text:span></text:p>
          </table:table-cell>
          <table:table-cell table:style-name="Table2.E180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68">Modelado de hardware: diagramas</text:p>
          </table:table-cell>
          <table:table-cell table:style-name="Table2.D180" office:value-type="string">
            <text:p text:style-name="P69">1,<text:span text:style-name="T27">5</text:span></text:p>
          </table:table-cell>
          <table:table-cell table:style-name="Table2.E180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68">Informe técnico</text:p>
          </table:table-cell>
          <table:table-cell table:style-name="Table2.D180" office:value-type="string">
            <text:p text:style-name="P69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0" office:value-type="string">
            <text:p text:style-name="P85">?</text:p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145"/>
          </table:table-cell>
          <table:table-cell table:style-name="Table2.F18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0" office:value-type="string">
            <text:p text:style-name="P127">Informe tutor, Ing P. Ruiz</text:p>
          </table:table-cell>
          <table:table-cell table:style-name="Table2.D180" office:value-type="string">
            <text:p text:style-name="P129">4</text:p>
          </table:table-cell>
          <table:table-cell table:style-name="Table2.E180" office:value-type="string">
            <text:p text:style-name="P146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70">Modelado de software: <text:span text:style-name="T28">capa acceso</text:span></text:p>
            <text:p text:style-name="P70">comunicaciones</text:p>
          </table:table-cell>
          <table:table-cell table:style-name="Table2.D180" office:value-type="string">
            <text:p text:style-name="P128">1,5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27">Desarrollo librería communi<text:span text:style-name="T29">cations</text:span></text:p>
          </table:table-cell>
          <table:table-cell table:style-name="Table2.D180" office:value-type="string">
            <text:p text:style-name="P128">1,5</text:p>
          </table:table-cell>
          <table:table-cell table:style-name="Table2.E180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27">Modelado de software: Sketch + UML GUI</text:p>
          </table:table-cell>
          <table:table-cell table:style-name="Table2.D180" office:value-type="string">
            <text:p text:style-name="P128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27">Desarrollo GUI</text:p>
          </table:table-cell>
          <table:table-cell table:style-name="Table2.D180" office:value-type="string">
            <text:p text:style-name="P128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70">Documentos requerimientos de software</text:p>
          </table:table-cell>
          <table:table-cell table:style-name="Table2.D180" office:value-type="string">
            <text:p text:style-name="P128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70">Informe técnico</text:p>
          </table:table-cell>
          <table:table-cell table:style-name="Table2.D180" office:value-type="string">
            <text:p text:style-name="P128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0" office:value-type="string">
            <text:p text:style-name="P127">Desarrollo librería communi<text:span text:style-name="T29">cations</text:span></text:p>
          </table:table-cell>
          <table:table-cell table:style-name="Table2.D180" office:value-type="string">
            <text:p text:style-name="P128">1,5</text:p>
          </table:table-cell>
          <table:table-cell table:style-name="Table2.E180" office:value-type="string">
            <text:p text:style-name="P143"/>
          </table:table-cell>
          <table:table-cell table:style-name="Table2.F18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27">Desarrollo librería communi<text:span text:style-name="T29">cations</text:span></text:p>
          </table:table-cell>
          <table:table-cell table:style-name="Table2.D180" office:value-type="string">
            <text:p text:style-name="P128">1,5</text:p>
          </table:table-cell>
          <table:table-cell table:style-name="Table2.E180" office:value-type="string">
            <text:p text:style-name="P146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30">Modelado de software: communications</text:p>
          </table:table-cell>
          <table:table-cell table:style-name="Table2.D180" office:value-type="string">
            <text:p text:style-name="P129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0">Documento requerimientos de software</text:p>
          </table:table-cell>
          <table:table-cell table:style-name="Table2.D180" office:value-type="string">
            <text:p text:style-name="P129">1,5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0">Modelado GUI: sketches + UML</text:p>
          </table:table-cell>
          <table:table-cell table:style-name="Table2.D180" office:value-type="string">
            <text:p text:style-name="P129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0">Informe <text:span text:style-name="T30">técnico</text:span></text:p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0" office:value-type="string">
            <text:p text:style-name="P127">Desarrollo librería communi<text:span text:style-name="T29">cations</text:span></text:p>
          </table:table-cell>
          <table:table-cell table:style-name="Table2.D180" office:value-type="string">
            <text:p text:style-name="P128">1,5</text:p>
          </table:table-cell>
          <table:table-cell table:style-name="Table2.E180" office:value-type="string">
            <text:p text:style-name="P52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30">Modelado de software: communications</text:p>
          </table:table-cell>
          <table:table-cell table:style-name="Table2.D180" office:value-type="string">
            <text:p text:style-name="P129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0">Documento requerimientos de software</text:p>
          </table:table-cell>
          <table:table-cell table:style-name="Table2.D180" office:value-type="string">
            <text:p text:style-name="P129">1,5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0">Modelado GUI: sketches + UML</text:p>
          </table:table-cell>
          <table:table-cell table:style-name="Table2.D180" office:value-type="string">
            <text:p text:style-name="P129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1">Solicitud de <text:span text:style-name="T31">componentes</text:span></text:p>
          </table:table-cell>
          <table:table-cell table:style-name="Table2.D180" office:value-type="string">
            <text:p text:style-name="P132">1.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0" office:value-type="string">
            <text:p text:style-name="P127">Desarrollo librería communi<text:span text:style-name="T29">cations</text:span></text:p>
          </table:table-cell>
          <table:table-cell table:style-name="Table2.D180" office:value-type="string">
            <text:p text:style-name="P128">1,5</text:p>
          </table:table-cell>
          <table:table-cell table:style-name="Table2.E180" office:value-type="string">
            <text:p text:style-name="P146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30">Modelado de software: communications</text:p>
          </table:table-cell>
          <table:table-cell table:style-name="Table2.D180" office:value-type="string">
            <text:p text:style-name="P129">1,0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0">Documento requerimientos de software</text:p>
          </table:table-cell>
          <table:table-cell table:style-name="Table2.D180" office:value-type="string">
            <text:p text:style-name="P129">1,5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0">Modelado GUI: sketches + UML</text:p>
          </table:table-cell>
          <table:table-cell table:style-name="Table2.D180" office:value-type="string">
            <text:p text:style-name="P129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1">Solicitud de <text:span text:style-name="T31">componentes</text:span></text:p>
          </table:table-cell>
          <table:table-cell table:style-name="Table2.D180" office:value-type="string">
            <text:p text:style-name="P132">1.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0" office:value-type="string">
            <text:p text:style-name="P130">Documento requerimientos de software</text:p>
          </table:table-cell>
          <table:table-cell table:style-name="Table2.D180" office:value-type="string">
            <text:p text:style-name="P129">1,5</text:p>
          </table:table-cell>
          <table:table-cell table:style-name="Table2.E180" office:value-type="string">
            <text:p text:style-name="P145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27">Desarrollo librería communi<text:span text:style-name="T29">cations</text:span></text:p>
          </table:table-cell>
          <table:table-cell table:style-name="Table2.D180" office:value-type="string">
            <text:p text:style-name="P128">1,5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0">Modelado de software: communications</text:p>
          </table:table-cell>
          <table:table-cell table:style-name="Table2.D180" office:value-type="string">
            <text:p text:style-name="P129">1,0</text:p>
          </table:table-cell>
          <table:table-cell table:style-name="Table2.E180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0">Modelado GUI: sketches + UML</text:p>
          </table:table-cell>
          <table:table-cell table:style-name="Table2.D180" office:value-type="string">
            <text:p text:style-name="P129">1,0</text:p>
          </table:table-cell>
          <table:table-cell table:style-name="Table2.E180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3">Revisión informe técnico</text:p>
          </table:table-cell>
          <table:table-cell table:style-name="Table2.D180" office:value-type="string">
            <text:p text:style-name="P134">1.0</text:p>
          </table:table-cell>
          <table:table-cell table:style-name="Table2.E180" office:value-type="string">
            <text:p text:style-name="P14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0" office:value-type="string">
            <text:p text:style-name="P127">Desarrollo librería communi<text:span text:style-name="T29">cations</text:span></text:p>
          </table:table-cell>
          <table:table-cell table:style-name="Table2.D180" office:value-type="string">
            <text:p text:style-name="P128">1,5</text:p>
          </table:table-cell>
          <table:table-cell table:style-name="Table2.E180" office:value-type="string">
            <text:p text:style-name="P146"/>
          </table:table-cell>
          <table:table-cell table:style-name="Table2.F18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30">Documento requerimientos de software</text:p>
          </table:table-cell>
          <table:table-cell table:style-name="Table2.D180" office:value-type="string">
            <text:p text:style-name="P129">1,5</text:p>
          </table:table-cell>
          <table:table-cell table:style-name="Table2.E180" office:value-type="string">
            <text:p text:style-name="P52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30">Modelado de software: communications</text:p>
          </table:table-cell>
          <table:table-cell table:style-name="Table2.D180" office:value-type="string">
            <text:p text:style-name="P129">1,0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0">Modelado GUI: sketches + UML</text:p>
          </table:table-cell>
          <table:table-cell table:style-name="Table2.D180" office:value-type="string">
            <text:p text:style-name="P129">1,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5">Modelado de hardware</text:p>
          </table:table-cell>
          <table:table-cell table:style-name="Table2.D180" office:value-type="string">
            <text:p text:style-name="P136">1.0</text:p>
          </table:table-cell>
          <table:table-cell table:style-name="Table2.E180" office:value-type="string">
            <text:p text:style-name="P146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3">Revisión informe técnico</text:p>
          </table:table-cell>
          <table:table-cell table:style-name="Table2.D180" office:value-type="string">
            <text:p text:style-name="P134">1.0</text:p>
          </table:table-cell>
          <table:table-cell table:style-name="Table2.E180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147">Miercoles 28</text:p>
          </table:table-cell>
          <table:table-cell table:style-name="Table2.C180" office:value-type="string">
            <text:p text:style-name="P172"/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145"/>
          </table:table-cell>
          <table:table-cell table:style-name="Table2.F180" office:value-type="string">
            <text:p text:style-name="P147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147">Jueves 29</text:p>
          </table:table-cell>
          <table:table-cell table:style-name="Table2.C180" office:value-type="string">
            <text:p text:style-name="P130">Documento requerimientos de software</text:p>
          </table:table-cell>
          <table:table-cell table:style-name="Table2.D180" office:value-type="string">
            <text:p text:style-name="P129">1,5</text:p>
          </table:table-cell>
          <table:table-cell table:style-name="Table2.E180" office:value-type="string">
            <text:p text:style-name="P145"/>
          </table:table-cell>
          <table:table-cell table:style-name="Table2.F176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0" office:value-type="string">
            <text:p text:style-name="P130">Modelado de software: <text:span text:style-name="T33">libreria IO</text:span></text:p>
          </table:table-cell>
          <table:table-cell table:style-name="Table2.D180" office:value-type="string">
            <text:p text:style-name="P129">1,<text:span text:style-name="T34">5</text:span></text:p>
          </table:table-cell>
          <table:table-cell table:style-name="Table2.E180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0">Modelado GUI: sketches + UML</text:p>
          </table:table-cell>
          <table:table-cell table:style-name="Table2.D180" office:value-type="string">
            <text:p text:style-name="P129">1,0</text:p>
          </table:table-cell>
          <table:table-cell table:style-name="Table2.E180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5">Modelado de hardware</text:p>
          </table:table-cell>
          <table:table-cell table:style-name="Table2.D180" office:value-type="string">
            <text:p text:style-name="P136">1.<text:span text:style-name="T34">5</text:span></text:p>
          </table:table-cell>
          <table:table-cell table:style-name="Table2.E180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79"><text:span text:style-name="T47">Instrucción</text:span> de trabajo</text:p>
          </table:table-cell>
          <table:table-cell table:style-name="Table2.D180" office:value-type="string">
            <text:p text:style-name="P180">1.0</text:p>
          </table:table-cell>
          <table:table-cell table:style-name="Table2.E180" office:value-type="string">
            <text:p text:style-name="P145"/>
          </table:table-cell>
          <table:covered-table-cell/>
        </table:table-row>
        <table:table-row>
          <table:covered-table-cell/>
          <table:covered-table-cell/>
          <table:table-cell table:style-name="Table2.C180" office:value-type="string">
            <text:p text:style-name="P133">Revisión informe técnico</text:p>
          </table:table-cell>
          <table:table-cell table:style-name="Table2.D180" office:value-type="string">
            <text:p text:style-name="P134">1.0</text:p>
          </table:table-cell>
          <table:table-cell table:style-name="Table2.E180" office:value-type="string">
            <text:p text:style-name="P145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0" office:value-type="string">
            <text:p text:style-name="P85"/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145"/>
          </table:table-cell>
          <table:table-cell table:style-name="Table2.F180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0" office:value-type="string">
            <text:p text:style-name="P85"/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145"/>
          </table:table-cell>
          <table:table-cell table:style-name="Table2.F180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0" office:value-type="string">
            <text:p text:style-name="P85"/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145"/>
          </table:table-cell>
          <table:table-cell table:style-name="Table2.F180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0" office:value-type="string">
            <text:p text:style-name="P85"/>
          </table:table-cell>
          <table:table-cell table:style-name="Table2.D180" office:value-type="string">
            <text:p text:style-name="P86"/>
          </table:table-cell>
          <table:table-cell table:style-name="Table2.E180" office:value-type="string">
            <text:p text:style-name="P145"/>
          </table:table-cell>
          <table:table-cell table:style-name="Table2.F180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85"/>
          </table:table-cell>
          <table:table-cell table:style-name="Table2.D181" office:value-type="string">
            <text:p text:style-name="P86"/>
          </table:table-cell>
          <table:table-cell table:style-name="Table2.E181" office:value-type="string">
            <text:p text:style-name="P145"/>
          </table:table-cell>
          <table:table-cell table:style-name="Table2.F181" office:value-type="string">
            <text:p text:style-name="P5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0">Día</text:p>
          </table:table-cell>
          <table:table-cell table:style-name="Table3.B1" office:value-type="string">
            <text:p text:style-name="P60">Motivo</text:p>
          </table:table-cell>
        </table:table-row>
        <table:table-row table:style-name="Table3.1">
          <table:table-cell table:style-name="Table3.A2" office:value-type="string">
            <text:p text:style-name="P61">Marzo <text:span text:style-name="T4">30</text:span></text:p>
          </table:table-cell>
          <table:table-cell table:style-name="Table3.B2" office:value-type="string">
            <text:p text:style-name="P61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61">Abril 17</text:p>
          </table:table-cell>
          <table:table-cell table:style-name="Table3.B2" office:value-type="string">
            <text:p text:style-name="P61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61">Abril 26</text:p>
          </table:table-cell>
          <table:table-cell table:style-name="Table3.B4" office:value-type="string">
            <text:p text:style-name="P61">Problemas de salud</text:p>
          </table:table-cell>
        </table:table-row>
        <table:table-row table:style-name="Table3.1">
          <table:table-cell table:style-name="Table3.A5" office:value-type="string">
            <text:p text:style-name="P62">Mayo 1</text:p>
          </table:table-cell>
          <table:table-cell table:style-name="Table3.B5" office:value-type="string">
            <text:p text:style-name="P62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61">Mayo 2</text:p>
          </table:table-cell>
          <table:table-cell table:style-name="Table3.B2" office:value-type="string">
            <text:p text:style-name="P61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62">Mayo 3</text:p>
          </table:table-cell>
          <table:table-cell table:style-name="Table3.B2" office:value-type="string">
            <text:p text:style-name="P62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62">Mayo 4</text:p>
          </table:table-cell>
          <table:table-cell table:style-name="Table3.B2" office:value-type="string">
            <text:p text:style-name="P6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2">Mayo 5</text:p>
          </table:table-cell>
          <table:table-cell table:style-name="Table3.B2" office:value-type="string">
            <text:p text:style-name="P6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4">Mayo 10</text:p>
          </table:table-cell>
          <table:table-cell table:style-name="Table3.B2" office:value-type="string">
            <text:p text:style-name="P64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65">Mayo 31</text:p>
          </table:table-cell>
          <table:table-cell table:style-name="Table3.B2" office:value-type="string">
            <text:p text:style-name="P65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66">Junio 13</text:p>
          </table:table-cell>
          <table:table-cell table:style-name="Table3.B2" office:value-type="string">
            <text:p text:style-name="P66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6-29T09:14:47.204414685</dc:date>
    <meta:editing-cycles>157</meta:editing-cycles>
    <meta:editing-duration>P3DT4H1M33S</meta:editing-duration>
    <meta:document-statistic meta:table-count="4" meta:image-count="0" meta:object-count="0" meta:page-count="9" meta:paragraph-count="549" meta:word-count="1691" meta:character-count="11062" meta:non-whitespace-character-count="9909"/>
    <meta:template xlink:type="simple" xlink:actuate="onRequest" xlink:title="" xlink:href="Normal.dotm"/>
  </office:meta>
</office:document-meta>
</file>